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30000022BAF7E7B25.png"/>
  <manifest:file-entry manifest:media-type="image/png" manifest:full-path="Pictures/100000000000003A000000F748621B83.png"/>
  <manifest:file-entry manifest:media-type="image/png" manifest:full-path="Pictures/10000000000001530000016E2F34D607.png"/>
  <manifest:file-entry manifest:media-type="image/png" manifest:full-path="Pictures/10000000000001DA000001C7DDA2F484.png"/>
  <manifest:file-entry manifest:media-type="image/png" manifest:full-path="Pictures/1000000000000188000001F94A901A3B.png"/>
  <manifest:file-entry manifest:media-type="image/png" manifest:full-path="Pictures/10000000000001DB00000262DFFF8153.png"/>
  <manifest:file-entry manifest:media-type="image/png" manifest:full-path="Pictures/10000000000001D900000257A619ABB0.png"/>
  <manifest:file-entry manifest:media-type="image/png" manifest:full-path="Pictures/10000000000001440000022CAF594086.png"/>
  <manifest:file-entry manifest:media-type="image/png" manifest:full-path="Pictures/1000000000000165000001903965E9F3.png"/>
  <manifest:file-entry manifest:media-type="image/png" manifest:full-path="Pictures/1000000000000258000000EFFFC1A205.png"/>
  <manifest:file-entry manifest:media-type="image/png" manifest:full-path="Pictures/10000000000000AD0000020D7FB7D478.png"/>
  <manifest:file-entry manifest:media-type="image/png" manifest:full-path="Pictures/1000000000000120000002462BB4CAF2.png"/>
  <manifest:file-entry manifest:media-type="image/png" manifest:full-path="Pictures/1000000000000226000001634326C3DC.png"/>
  <manifest:file-entry manifest:media-type="image/png" manifest:full-path="Pictures/10000000000002730000022CBB9A2C5F.png"/>
  <manifest:file-entry manifest:media-type="image/png" manifest:full-path="Pictures/10000000000002600000015C4A9077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84d1" draw:fill-gradient-name="Gradient_20_1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-color="#579d1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000000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800000" draw:fill="none" draw:fill-color="#ffffff" draw:textarea-horizontal-align="left" draw:auto-grow-height="true" draw:auto-grow-width="false" fo:min-height="0cm" fo:min-width="8.8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6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7.25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end"/>
      <style:text-properties fo:font-size="24pt" style:font-size-asian="24pt" style:font-size-complex="24pt"/>
    </style:style>
    <style:style style:name="P6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66cm" svg:height="12.065cm" svg:x="82.415cm" svg:y="51.8cm">
          <text:p/>
        </draw:rect>
        <draw:rect draw:style-name="gr1" draw:text-style-name="P1" draw:layer="layout" svg:width="11.295cm" svg:height="24.765cm" svg:x="108.45cm" svg:y="7.92cm">
          <text:p/>
        </draw:rect>
        <draw:rect draw:style-name="gr1" draw:text-style-name="P1" draw:layer="layout" svg:width="10.66cm" svg:height="11.664cm" svg:x="52.961cm" svg:y="51.566cm">
          <text:p/>
        </draw:rect>
        <draw:rect draw:style-name="gr1" draw:text-style-name="P1" draw:layer="layout" svg:width="26.67cm" svg:height="31.75cm" svg:x="23.86cm" svg:y="50.53cm">
          <text:p/>
        </draw:rect>
        <draw:rect draw:style-name="gr2" draw:text-style-name="P1" draw:layer="layout" svg:width="15.875cm" svg:height="8.255cm" svg:x="33.385cm" svg:y="62.595cm">
          <text:p/>
        </draw:rect>
        <draw:rect draw:style-name="gr2" draw:text-style-name="P1" draw:layer="layout" svg:width="15.875cm" svg:height="8.255cm" svg:x="33.385cm" svg:y="62.595cm">
          <text:p/>
        </draw:rect>
        <draw:rect draw:style-name="gr1" draw:text-style-name="P1" draw:layer="layout" svg:width="19.685cm" svg:height="16.51cm" svg:x="2.905cm" svg:y="33.385cm">
          <text:p/>
        </draw:rect>
        <draw:rect draw:style-name="gr3" draw:text-style-name="P2" xml:id="id1" draw:id="id1" draw:layer="layout" svg:width="4.445cm" svg:height="2.54cm" svg:x="16.875cm" svg:y="36.56cm">
          <text:p text:style-name="P2">CAN </text:p>
          <text:p text:style-name="P2">Interface</text:p>
        </draw:rect>
        <draw:rect draw:style-name="gr3" draw:text-style-name="P2" draw:layer="layout" svg:width="4.445cm" svg:height="2.54cm" svg:x="16.875cm" svg:y="41.005cm">
          <text:p text:style-name="P2">RS485 </text:p>
          <text:p text:style-name="P2">Interface</text:p>
        </draw:rect>
        <draw:rect draw:style-name="gr3" draw:text-style-name="P2" xml:id="id3" draw:id="id3" draw:layer="layout" svg:width="4.445cm" svg:height="2.54cm" svg:x="16.875cm" svg:y="44.18cm">
          <text:p text:style-name="P2">Buffer</text:p>
        </draw:rect>
        <draw:rect draw:style-name="gr3" draw:text-style-name="P2" xml:id="id2" draw:id="id2" draw:layer="layout" svg:width="4.445cm" svg:height="2.54cm" svg:x="7.985cm" svg:y="39.1cm">
          <text:p text:style-name="P2">MCU</text:p>
        </draw:rect>
        <draw:connector draw:style-name="gr4" draw:text-style-name="P2" draw:layer="layout" svg:x1="16.875cm" svg:y1="37.83cm" svg:x2="12.43cm" svg:y2="40.37cm" draw:start-shape="id1" draw:start-glue-point="3" draw:end-shape="id2" draw:end-glue-point="1" svg:d="m16875 37830h-2222v2540h-2223">
          <text:p/>
        </draw:connector>
        <draw:connector draw:style-name="gr4" draw:text-style-name="P2" draw:layer="layout" svg:x1="16.875cm" svg:y1="45.45cm" svg:x2="10.207cm" svg:y2="41.64cm" draw:start-shape="id3" draw:start-glue-point="3" draw:end-shape="id2" draw:end-glue-point="2" svg:d="m16875 45450h-6668v-3810">
          <text:p/>
        </draw:connector>
        <draw:line draw:style-name="gr4" draw:text-style-name="P2" draw:layer="layout" svg:x1="16.875cm" svg:y1="42.275cm" svg:x2="14.335cm" svg:y2="42.275cm">
          <text:p/>
        </draw:line>
        <draw:line draw:style-name="gr4" draw:text-style-name="P2" draw:layer="layout" svg:x1="12.43cm" svg:y1="41.005cm" svg:x2="14.335cm" svg:y2="41.005cm">
          <text:p/>
        </draw:line>
        <draw:line draw:style-name="gr4" draw:text-style-name="P2" draw:layer="layout" svg:x1="14.335cm" svg:y1="41.005cm" svg:x2="14.335cm" svg:y2="42.275cm">
          <text:p/>
        </draw:line>
        <draw:frame draw:style-name="gr5" draw:layer="layout" svg:width="3.326cm" svg:height="0.962cm" svg:x="13.065cm" svg:y="44.488cm">
          <draw:text-box>
            <text:p>Shutdown</text:p>
          </draw:text-box>
        </draw:frame>
        <draw:frame draw:style-name="gr5" draw:layer="layout" svg:width="1.878cm" svg:height="0.962cm" svg:x="14.362cm" svg:y="42.583cm">
          <draw:text-box>
            <text:p>DCC</text:p>
          </draw:text-box>
        </draw:frame>
        <draw:frame draw:style-name="gr5" draw:layer="layout" svg:width="3.465cm" svg:height="0.962cm" svg:x="13.41cm" svg:y="36.868cm">
          <draw:text-box>
            <text:p>NMRABus</text:p>
          </draw:text-box>
        </draw:frame>
        <draw:rect draw:style-name="gr3" draw:text-style-name="P2" draw:layer="layout" svg:width="4.445cm" svg:height="2.54cm" svg:x="4.175cm" svg:y="35.29cm">
          <text:p text:style-name="P2">EEProm</text:p>
          <text:p text:style-name="P2">Database</text:p>
        </draw:rect>
        <draw:line draw:style-name="gr4" draw:text-style-name="P2" draw:layer="layout" svg:x1="8.62cm" svg:y1="36.56cm" svg:x2="10.525cm" svg:y2="36.56cm">
          <text:p/>
        </draw:line>
        <draw:line draw:style-name="gr4" draw:text-style-name="P2" draw:layer="layout" svg:x1="10.525cm" svg:y1="36.56cm" svg:x2="10.525cm" svg:y2="39.1cm">
          <text:p/>
        </draw:line>
        <draw:frame draw:style-name="gr5" draw:text-style-name="P3" draw:layer="layout" svg:width="7.749cm" svg:height="2.139cm" svg:x="14.206cm" svg:y="47.655cm">
          <draw:text-box>
            <text:p text:style-name="P3"><text:span text:style-name="T1">NMRANet</text:span></text:p>
            <text:p text:style-name="P3"><text:span text:style-name="T1">Command Station</text:span></text:p>
          </draw:text-box>
        </draw:frame>
        <draw:rect draw:style-name="gr3" draw:text-style-name="P2" xml:id="id4" draw:id="id4" draw:layer="layout" svg:width="5.08cm" svg:height="2.54cm" svg:x="38.465cm" svg:y="51.165cm">
          <text:p text:style-name="P2">CAN </text:p>
          <text:p text:style-name="P2">Interface</text:p>
        </draw:rect>
        <draw:rect draw:style-name="gr3" draw:text-style-name="P2" xml:id="id10" draw:id="id10" draw:layer="layout" svg:width="5.08cm" svg:height="2.54cm" svg:x="24.495cm" svg:y="51.165cm">
          <text:p text:style-name="P2">RS485 </text:p>
          <text:p text:style-name="P2">Interface</text:p>
        </draw:rect>
        <draw:rect draw:style-name="gr3" draw:text-style-name="P2" xml:id="id9" draw:id="id9" draw:layer="layout" svg:width="5.08cm" svg:height="2.54cm" svg:x="30.21cm" svg:y="51.165cm">
          <text:p text:style-name="P2">Buffer</text:p>
        </draw:rect>
        <draw:rect draw:style-name="gr3" draw:text-style-name="P2" xml:id="id5" draw:id="id5" draw:layer="layout" svg:width="5.08cm" svg:height="2.54cm" svg:x="30.21cm" svg:y="57.515cm">
          <text:p text:style-name="P2">MCU</text:p>
        </draw:rect>
        <draw:frame draw:style-name="gr5" draw:layer="layout" svg:width="3.326cm" svg:height="0.962cm" svg:x="29.575cm" svg:y="54.34cm">
          <draw:text-box>
            <text:p>Shutdown</text:p>
          </draw:text-box>
        </draw:frame>
        <draw:frame draw:style-name="gr5" draw:text-style-name="P4" draw:layer="layout" svg:width="8.448cm" svg:height="1.276cm" svg:x="41.005cm" svg:y="80.375cm">
          <draw:text-box>
            <text:p text:style-name="P4"><text:span text:style-name="T2">NMRANet Booster</text:span></text:p>
          </draw:text-box>
        </draw:frame>
        <draw:connector draw:style-name="gr4" draw:text-style-name="P2" draw:layer="layout" svg:x1="41.005cm" svg:y1="53.705cm" svg:x2="35.29cm" svg:y2="58.785cm" draw:start-shape="id4" draw:start-glue-point="2" draw:end-shape="id5" draw:end-glue-point="1" svg:d="m41005 53705v5080h-5715">
          <text:p/>
        </draw:connector>
        <draw:frame draw:style-name="gr5" draw:layer="layout" svg:width="1.878cm" svg:height="0.962cm" svg:x="24.522cm" svg:y="54.34cm">
          <draw:text-box>
            <text:p>DCC</text:p>
          </draw:text-box>
        </draw:frame>
        <draw:frame draw:style-name="gr5" draw:layer="layout" svg:width="3.465cm" svg:height="0.962cm" svg:x="37.83cm" svg:y="54.34cm">
          <draw:text-box>
            <text:p>NMRABus</text:p>
          </draw:text-box>
        </draw:frame>
        <draw:rect draw:style-name="gr3" draw:text-style-name="P2" xml:id="id7" draw:id="id7" draw:layer="layout" svg:width="5.08cm" svg:height="2.54cm" svg:x="34.655cm" svg:y="63.23cm">
          <text:p text:style-name="P2">DCC Drive, </text:p>
          <text:p text:style-name="P2">Cutout,</text:p>
          <text:p text:style-name="P2">Circuit Breaker</text:p>
        </draw:rect>
        <draw:rect draw:style-name="gr3" draw:text-style-name="P2" xml:id="id6" draw:id="id6" draw:layer="layout" svg:width="3.81cm" svg:height="2.54cm" svg:x="42.275cm" svg:y="63.23cm">
          <text:p text:style-name="P2">Current</text:p>
          <text:p text:style-name="P2">Sense</text:p>
        </draw:rect>
        <draw:connector draw:style-name="gr4" draw:text-style-name="P2" draw:layer="layout" svg:x1="42.275cm" svg:y1="64.5cm" svg:x2="39.735cm" svg:y2="64.5cm" draw:start-shape="id6" draw:start-glue-point="3" draw:end-shape="id7" draw:end-glue-point="1" svg:d="m42275 64500h-2540">
          <text:p/>
        </draw:connector>
        <draw:rect draw:style-name="gr3" draw:text-style-name="P2" xml:id="id8" draw:id="id8" draw:layer="layout" svg:width="3.81cm" svg:height="3.175cm" svg:x="42.275cm" svg:y="66.405cm">
          <text:p text:style-name="P2">Voltage</text:p>
          <text:p text:style-name="P2">Sense</text:p>
        </draw:rect>
        <draw:connector draw:style-name="gr4" draw:text-style-name="P2" draw:layer="layout" draw:line-skew="0.635cm" svg:x1="42.275cm" svg:y1="67.992cm" svg:x2="39.735cm" svg:y2="64.5cm" draw:start-shape="id8" draw:start-glue-point="3" draw:end-shape="id7" svg:d="m42275 67992h-635v-3492h-1905">
          <text:p/>
        </draw:connector>
        <draw:line draw:style-name="gr6" draw:text-style-name="P2" draw:layer="layout" svg:x1="32.75cm" svg:y1="68.31cm" svg:x2="32.75cm" svg:y2="60.055cm">
          <text:p/>
        </draw:line>
        <draw:rect draw:style-name="gr3" draw:text-style-name="P2" draw:layer="layout" svg:width="3.81cm" svg:height="2.54cm" svg:x="34.655cm" svg:y="67.04cm">
          <text:p text:style-name="P2">ADC</text:p>
        </draw:rect>
        <draw:line draw:style-name="gr6" draw:text-style-name="P2" draw:layer="layout" svg:x1="42.275cm" svg:y1="68.945cm" svg:x2="38.465cm" svg:y2="68.945cm">
          <text:p/>
        </draw:line>
        <draw:line draw:style-name="gr6" draw:text-style-name="P2" draw:layer="layout" svg:x1="40.37cm" svg:y1="67.675cm" svg:x2="38.465cm" svg:y2="67.675cm">
          <text:p/>
        </draw:line>
        <draw:line draw:style-name="gr4" draw:text-style-name="P2" draw:layer="layout" svg:x1="42.275cm" svg:y1="65.135cm" svg:x2="40.37cm" svg:y2="65.135cm">
          <text:p/>
        </draw:line>
        <draw:line draw:style-name="gr4" draw:text-style-name="P2" draw:layer="layout" svg:x1="40.37cm" svg:y1="65.135cm" svg:x2="40.37cm" svg:y2="67.675cm">
          <text:p/>
        </draw:line>
        <draw:circle draw:style-name="gr7" draw:text-style-name="P2" draw:layer="layout" svg:width="0.33cm" svg:height="0.33cm" svg:x="41.44cm" svg:y="64.4cm">
          <text:p/>
        </draw:circle>
        <draw:line draw:style-name="gr4" draw:text-style-name="P2" draw:layer="layout" svg:x1="34.655cm" svg:y1="68.31cm" svg:x2="32.75cm" svg:y2="68.31cm">
          <text:p/>
        </draw:line>
        <draw:connector draw:style-name="gr4" draw:text-style-name="P2" draw:layer="layout" svg:x1="32.75cm" svg:y1="53.705cm" svg:x2="32.75cm" svg:y2="57.515cm" draw:start-shape="id9" draw:start-glue-point="2" draw:end-shape="id5" draw:end-glue-point="0" svg:d="m32750 53705v3810">
          <text:p/>
        </draw:connector>
        <draw:connector draw:style-name="gr4" draw:text-style-name="P2" draw:layer="layout" svg:x1="27.035cm" svg:y1="53.705cm" svg:x2="30.21cm" svg:y2="58.785cm" draw:start-shape="id10" draw:start-glue-point="2" draw:end-shape="id5" draw:end-glue-point="3" svg:d="m27035 53705v5080h3175">
          <text:p/>
        </draw:connector>
        <draw:connector draw:style-name="gr4" draw:text-style-name="P2" xml:id="id14" draw:id="id14" draw:layer="layout" svg:x1="27.035cm" svg:y1="53.705cm" svg:x2="34.655cm" svg:y2="64.5cm" draw:start-shape="id10" draw:start-glue-point="2" draw:end-shape="id7" draw:end-glue-point="3" svg:d="m27035 53705v10795h7620">
          <text:p/>
        </draw:connector>
        <draw:circle draw:style-name="gr7" draw:text-style-name="P2" draw:layer="layout" svg:width="0.33cm" svg:height="0.33cm" svg:x="26.905cm" svg:y="58.655cm">
          <text:p/>
        </draw:circle>
        <draw:frame draw:style-name="gr5" draw:layer="layout" svg:width="4.464cm" svg:height="0.962cm" svg:x="44.815cm" svg:y="69.888cm">
          <draw:text-box>
            <text:p>Track Driver 1</text:p>
          </draw:text-box>
        </draw:frame>
        <draw:rect draw:style-name="gr2" draw:text-style-name="P1" draw:layer="layout" svg:width="15.875cm" svg:height="8.255cm" svg:x="33.366cm" svg:y="71.485cm">
          <text:p/>
        </draw:rect>
        <draw:rect draw:style-name="gr3" draw:text-style-name="P2" xml:id="id12" draw:id="id12" draw:layer="layout" svg:width="5.08cm" svg:height="2.54cm" svg:x="34.636cm" svg:y="72.12cm">
          <text:p text:style-name="P2">DCC Drive, </text:p>
          <text:p text:style-name="P2">Cutout,</text:p>
          <text:p text:style-name="P2">Circuit Breaker</text:p>
        </draw:rect>
        <draw:rect draw:style-name="gr3" draw:text-style-name="P2" xml:id="id11" draw:id="id11" draw:layer="layout" svg:width="3.81cm" svg:height="2.54cm" svg:x="42.256cm" svg:y="72.12cm">
          <text:p text:style-name="P2">Current</text:p>
          <text:p text:style-name="P2">Sense</text:p>
        </draw:rect>
        <draw:connector draw:style-name="gr4" draw:text-style-name="P2" draw:layer="layout" svg:x1="42.256cm" svg:y1="73.39cm" svg:x2="39.716cm" svg:y2="73.39cm" draw:start-shape="id11" draw:start-glue-point="3" draw:end-shape="id12" draw:end-glue-point="1" svg:d="m42256 73390h-2540">
          <text:p/>
        </draw:connector>
        <draw:rect draw:style-name="gr3" draw:text-style-name="P2" xml:id="id13" draw:id="id13" draw:layer="layout" svg:width="3.81cm" svg:height="3.175cm" svg:x="42.256cm" svg:y="75.295cm">
          <text:p text:style-name="P2">Voltage</text:p>
          <text:p text:style-name="P2">Sense</text:p>
        </draw:rect>
        <draw:connector draw:style-name="gr4" draw:text-style-name="P2" draw:layer="layout" draw:line-skew="0.635cm" svg:x1="42.256cm" svg:y1="76.882cm" svg:x2="39.716cm" svg:y2="73.39cm" draw:start-shape="id13" draw:start-glue-point="3" draw:end-shape="id12" svg:d="m42256 76882h-635v-3492h-1905">
          <text:p/>
        </draw:connector>
        <draw:rect draw:style-name="gr3" draw:text-style-name="P2" draw:layer="layout" svg:width="3.81cm" svg:height="2.54cm" svg:x="34.636cm" svg:y="75.93cm">
          <text:p text:style-name="P2">ADC</text:p>
        </draw:rect>
        <draw:line draw:style-name="gr6" draw:text-style-name="P2" draw:layer="layout" svg:x1="42.256cm" svg:y1="77.835cm" svg:x2="38.446cm" svg:y2="77.835cm">
          <text:p/>
        </draw:line>
        <draw:line draw:style-name="gr6" draw:text-style-name="P2" draw:layer="layout" svg:x1="40.351cm" svg:y1="76.565cm" svg:x2="38.446cm" svg:y2="76.565cm">
          <text:p/>
        </draw:line>
        <draw:line draw:style-name="gr4" draw:text-style-name="P2" draw:layer="layout" svg:x1="42.256cm" svg:y1="74.025cm" svg:x2="40.351cm" svg:y2="74.025cm">
          <text:p/>
        </draw:line>
        <draw:line draw:style-name="gr4" draw:text-style-name="P2" draw:layer="layout" svg:x1="40.351cm" svg:y1="74.025cm" svg:x2="40.351cm" svg:y2="76.565cm">
          <text:p/>
        </draw:line>
        <draw:circle draw:style-name="gr7" draw:text-style-name="P2" draw:layer="layout" svg:width="0.33cm" svg:height="0.33cm" svg:x="41.421cm" svg:y="73.29cm">
          <text:p/>
        </draw:circle>
        <draw:line draw:style-name="gr4" draw:text-style-name="P2" draw:layer="layout" svg:x1="34.636cm" svg:y1="77.2cm" svg:x2="32.731cm" svg:y2="77.2cm">
          <text:p/>
        </draw:line>
        <draw:frame draw:style-name="gr5" draw:layer="layout" svg:width="4.57cm" svg:height="0.962cm" svg:x="44.796cm" svg:y="78.778cm">
          <draw:text-box>
            <text:p>Track Driver N</text:p>
          </draw:text-box>
        </draw:frame>
        <draw:connector draw:style-name="gr4" draw:text-style-name="P2" draw:layer="layout" svg:x1="34.636cm" svg:y1="73.39cm" svg:x2="27.035cm" svg:y2="64.5cm" draw:start-shape="id12" draw:start-glue-point="3" draw:end-shape="id14" draw:end-glue-point="0" svg:d="m34636 73390h-7601v-8890">
          <text:p/>
        </draw:connector>
        <draw:circle draw:style-name="gr7" draw:text-style-name="P2" draw:layer="layout" svg:width="0.33cm" svg:height="0.33cm" svg:x="26.835cm" svg:y="64.3cm">
          <text:p/>
        </draw:circle>
        <draw:line draw:style-name="gr4" draw:text-style-name="P2" draw:layer="layout" svg:x1="32.75cm" svg:y1="68.31cm" svg:x2="32.75cm" svg:y2="77.2cm">
          <text:p/>
        </draw:line>
        <draw:circle draw:style-name="gr7" draw:text-style-name="P2" draw:layer="layout" svg:width="0.33cm" svg:height="0.33cm" svg:x="32.62cm" svg:y="68.11cm">
          <text:p/>
        </draw:circle>
        <draw:line draw:style-name="gr6" draw:text-style-name="P2" draw:layer="layout" svg:x1="21.32cm" svg:y1="42.275cm" svg:x2="148.955cm" svg:y2="42.275cm">
          <text:p/>
        </draw:line>
        <draw:line draw:style-name="gr6" draw:text-style-name="P2" draw:layer="layout" svg:x1="23.225cm" svg:y1="42.91cm" svg:x2="148.955cm" svg:y2="42.91cm">
          <text:p/>
        </draw:line>
        <draw:line draw:style-name="gr4" draw:text-style-name="P2" draw:layer="layout" svg:x1="23.225cm" svg:y1="42.91cm" svg:x2="23.225cm" svg:y2="45.45cm">
          <text:p/>
        </draw:line>
        <draw:line draw:style-name="gr4" draw:text-style-name="P2" draw:layer="layout" svg:x1="21.32cm" svg:y1="45.45cm" svg:x2="23.225cm" svg:y2="45.45cm">
          <text:p/>
        </draw:line>
        <draw:line draw:style-name="gr4" draw:text-style-name="P2" draw:layer="layout" svg:x1="27.035cm" svg:y1="51.165cm" svg:x2="27.035cm" svg:y2="42.275cm">
          <text:p/>
        </draw:line>
        <draw:line draw:style-name="gr4" draw:text-style-name="P2" draw:layer="layout" svg:x1="32.75cm" svg:y1="51.165cm" svg:x2="32.75cm" svg:y2="42.91cm">
          <text:p/>
        </draw:line>
        <draw:circle draw:style-name="gr7" draw:text-style-name="P2" draw:layer="layout" svg:width="0.33cm" svg:height="0.33cm" svg:x="32.65cm" svg:y="42.81cm">
          <text:p/>
        </draw:circle>
        <draw:circle draw:style-name="gr7" draw:text-style-name="P2" draw:layer="layout" svg:width="0.33cm" svg:height="0.33cm" svg:x="26.835cm" svg:y="42.145cm">
          <text:p/>
        </draw:circle>
        <draw:frame draw:style-name="gr8" draw:text-style-name="P2" draw:layer="layout" svg:width="3.363cm" svg:height="7.62cm" svg:x="64.947cm" svg:y="61.96cm">
          <draw:image xlink:href="Pictures/100000000000003A000000F748621B83.png" xlink:type="simple" xlink:show="embed" xlink:actuate="onLoad">
            <text:p/>
          </draw:image>
        </draw:frame>
        <draw:frame draw:style-name="gr8" draw:text-style-name="P2" draw:layer="layout" svg:width="3.363cm" svg:height="7.62cm" svg:x="64.935cm" svg:y="69.515cm">
          <draw:image xlink:href="Pictures/100000000000003A000000F748621B83.png" xlink:type="simple" xlink:show="embed" xlink:actuate="onLoad">
            <text:p/>
          </draw:image>
        </draw:frame>
        <draw:line draw:style-name="gr4" draw:text-style-name="P2" draw:layer="layout" svg:x1="46.085cm" svg:y1="64.5cm" svg:x2="66.405cm" svg:y2="64.5cm">
          <text:p/>
        </draw:line>
        <draw:line draw:style-name="gr4" draw:text-style-name="P2" draw:layer="layout" svg:x1="46.085cm" svg:y1="73.39cm" svg:x2="66.405cm" svg:y2="73.39cm">
          <text:p/>
        </draw:line>
        <draw:rect draw:style-name="gr3" draw:text-style-name="P2" xml:id="id15" draw:id="id15" draw:layer="layout" svg:width="2.54cm" svg:height="3.175cm" svg:x="53.961cm" svg:y="56.646cm">
          <text:p text:style-name="P2">MCU</text:p>
        </draw:rect>
        <draw:connector draw:style-name="gr4" draw:text-style-name="P2" draw:layer="layout" svg:x1="56.501cm" svg:y1="58.233cm" svg:x2="57.136cm" svg:y2="58.233cm" draw:start-shape="id15" draw:start-glue-point="1" draw:end-shape="id16" draw:end-glue-point="3" svg:d="m56501 58233h635">
          <text:p/>
        </draw:connector>
        <draw:connector draw:style-name="gr4" draw:text-style-name="P2" draw:layer="layout" svg:x1="57.271cm" svg:y1="54.741cm" svg:x2="55.231cm" svg:y2="56.646cm" draw:start-shape="id17" draw:start-glue-point="2" draw:end-shape="id15" draw:end-glue-point="0" svg:d="m57271 54741v953h-2040v952">
          <text:p/>
        </draw:connector>
        <draw:line draw:style-name="gr4" draw:text-style-name="P2" draw:layer="layout" svg:x1="60.055cm" svg:y1="59.42cm" svg:x2="60.055cm" svg:y2="73.39cm">
          <text:p/>
        </draw:line>
        <draw:line draw:style-name="gr4" draw:text-style-name="P2" draw:layer="layout" svg:x1="60.69cm" svg:y1="59.42cm" svg:x2="60.69cm" svg:y2="64.5cm">
          <text:p/>
        </draw:line>
        <draw:circle draw:style-name="gr7" draw:text-style-name="P2" draw:layer="layout" svg:width="0.33cm" svg:height="0.33cm" svg:x="60.62cm" svg:y="64.37cm">
          <text:p/>
        </draw:circle>
        <draw:circle draw:style-name="gr7" draw:text-style-name="P2" draw:layer="layout" svg:width="0.33cm" svg:height="0.33cm" svg:x="59.92cm" svg:y="73.19cm">
          <text:p/>
        </draw:circle>
        <draw:frame draw:style-name="gr9" draw:text-style-name="P5" draw:layer="layout" svg:width="5.633cm" svg:height="3.083cm" svg:x="53.152cm" svg:y="60.147cm">
          <draw:text-box>
            <text:p text:style-name="P5"><text:span text:style-name="T3">N</text:span><text:span text:style-name="T1">MRANet</text:span></text:p>
            <text:p text:style-name="P5"><text:span text:style-name="T1">Bidirectional</text:span></text:p>
            <text:p text:style-name="P5"><text:span text:style-name="T1">Detector</text:span></text:p>
          </draw:text-box>
        </draw:frame>
        <draw:rect draw:style-name="gr1" draw:text-style-name="P1" draw:layer="layout" svg:width="10.66cm" svg:height="12.065cm" svg:x="69.08cm" svg:y="51.8cm">
          <text:p/>
        </draw:rect>
        <draw:rect draw:style-name="gr3" draw:text-style-name="P2" xml:id="id19" draw:id="id19" draw:layer="layout" svg:width="5.08cm" svg:height="3.175cm" svg:x="73.255cm" svg:y="56.88cm">
          <text:p text:style-name="P2">Detector</text:p>
        </draw:rect>
        <draw:rect draw:style-name="gr3" draw:text-style-name="P2" xml:id="id20" draw:id="id20" draw:layer="layout" svg:width="5.08cm" svg:height="2.54cm" svg:x="70.85cm" svg:y="52.435cm">
          <text:p text:style-name="P2">CAN </text:p>
          <text:p text:style-name="P2">Interface</text:p>
        </draw:rect>
        <draw:rect draw:style-name="gr3" draw:text-style-name="P2" xml:id="id18" draw:id="id18" draw:layer="layout" svg:width="2.54cm" svg:height="3.175cm" svg:x="70.08cm" svg:y="56.88cm">
          <text:p text:style-name="P2">MCU</text:p>
        </draw:rect>
        <draw:connector draw:style-name="gr4" draw:text-style-name="P2" draw:layer="layout" svg:x1="72.62cm" svg:y1="58.467cm" svg:x2="73.255cm" svg:y2="58.467cm" draw:start-shape="id18" draw:start-glue-point="1" draw:end-shape="id19" draw:end-glue-point="3" svg:d="m72620 58467h635">
          <text:p/>
        </draw:connector>
        <draw:connector draw:style-name="gr4" draw:text-style-name="P2" draw:layer="layout" svg:x1="73.39cm" svg:y1="54.975cm" svg:x2="71.35cm" svg:y2="56.88cm" draw:start-shape="id20" draw:start-glue-point="2" draw:end-shape="id18" draw:end-glue-point="0" svg:d="m73390 54975v953h-2040v952">
          <text:p/>
        </draw:connector>
        <draw:frame draw:style-name="gr5" draw:text-style-name="P5" draw:layer="layout" svg:width="5.07cm" svg:height="3.083cm" svg:x="74.66cm" svg:y="60.69cm">
          <draw:text-box>
            <text:p text:style-name="P5"><text:span text:style-name="T3">N</text:span><text:span text:style-name="T1">MRANet</text:span></text:p>
            <text:p text:style-name="P5"><text:span text:style-name="T1">Occupancy</text:span></text:p>
            <text:p text:style-name="P5"><text:span text:style-name="T1">Detector</text:span></text:p>
          </draw:text-box>
        </draw:frame>
        <draw:line draw:style-name="gr4" draw:text-style-name="P2" draw:layer="layout" svg:x1="67.675cm" svg:y1="67.04cm" svg:x2="74.025cm" svg:y2="67.04cm">
          <text:p/>
        </draw:line>
        <draw:line draw:style-name="gr4" draw:text-style-name="P2" draw:layer="layout" svg:x1="74.025cm" svg:y1="67.04cm" svg:x2="74.025cm" svg:y2="60.055cm">
          <text:p/>
        </draw:line>
        <draw:line draw:style-name="gr4" draw:text-style-name="P2" draw:layer="layout" svg:x1="67.675cm" svg:y1="75.295cm" svg:x2="74.66cm" svg:y2="75.295cm">
          <text:p/>
        </draw:line>
        <draw:line draw:style-name="gr4" draw:text-style-name="P2" draw:layer="layout" svg:x1="74.66cm" svg:y1="75.295cm" svg:x2="74.66cm" svg:y2="60.055cm">
          <text:p/>
        </draw:line>
        <draw:line draw:style-name="gr4" draw:text-style-name="P2" draw:layer="layout" svg:x1="88.63cm" svg:y1="78.47cm" svg:x2="88.63cm" svg:y2="60.055cm">
          <text:p/>
        </draw:line>
        <draw:rect draw:style-name="gr3" draw:text-style-name="P2" xml:id="id16" draw:id="id16" draw:layer="layout" svg:width="5.08cm" svg:height="3.175cm" svg:x="57.136cm" svg:y="56.646cm">
          <text:p text:style-name="P2">Feedback</text:p>
          <text:p text:style-name="P2">Sense</text:p>
        </draw:rect>
        <draw:line draw:style-name="gr6" draw:text-style-name="P2" draw:layer="layout" svg:x1="21.32cm" svg:y1="37.83cm" svg:x2="148.955cm" svg:y2="37.83cm">
          <text:p/>
        </draw:line>
        <draw:line draw:style-name="gr4" draw:text-style-name="P2" draw:layer="layout" svg:x1="41.005cm" svg:y1="51.165cm" svg:x2="41.005cm" svg:y2="37.83cm">
          <text:p/>
        </draw:line>
        <draw:line draw:style-name="gr4" draw:text-style-name="P2" draw:layer="layout" svg:x1="57.515cm" svg:y1="52.435cm" svg:x2="57.515cm" svg:y2="37.83cm">
          <text:p/>
        </draw:line>
        <draw:line draw:style-name="gr4" draw:text-style-name="P2" draw:layer="layout" svg:x1="73.39cm" svg:y1="52.435cm" svg:x2="73.39cm" svg:y2="37.83cm">
          <text:p/>
        </draw:line>
        <draw:rect draw:style-name="gr3" draw:text-style-name="P2" xml:id="id17" draw:id="id17" draw:layer="layout" svg:width="5.08cm" svg:height="2.54cm" svg:x="54.731cm" svg:y="52.201cm">
          <text:p text:style-name="P2">CAN </text:p>
          <text:p text:style-name="P2">Interface</text:p>
        </draw:rect>
        <draw:circle draw:style-name="gr7" draw:text-style-name="P2" draw:layer="layout" svg:width="0.33cm" svg:height="0.33cm" svg:x="73.19cm" svg:y="37.73cm">
          <text:p/>
        </draw:circle>
        <draw:circle draw:style-name="gr7" draw:text-style-name="P2" draw:layer="layout" svg:width="0.33cm" svg:height="0.33cm" svg:x="57.315cm" svg:y="37.73cm">
          <text:p/>
        </draw:circle>
        <draw:circle draw:style-name="gr7" draw:text-style-name="P2" draw:layer="layout" svg:width="0.33cm" svg:height="0.33cm" svg:x="40.805cm" svg:y="37.73cm">
          <text:p/>
        </draw:circle>
        <draw:rect draw:style-name="gr1" draw:text-style-name="P1" draw:layer="layout" svg:width="10.66cm" svg:height="13.569cm" svg:x="25.265cm" svg:y="19.128cm">
          <text:p/>
        </draw:rect>
        <draw:rect draw:style-name="gr3" draw:text-style-name="P2" xml:id="id23" draw:id="id23" draw:layer="layout" svg:width="5.08cm" svg:height="2.54cm" svg:x="25.765cm" svg:y="26.982cm">
          <text:p text:style-name="P2">CAN </text:p>
          <text:p text:style-name="P2">Interface</text:p>
        </draw:rect>
        <draw:rect draw:style-name="gr3" draw:text-style-name="P2" xml:id="id21" draw:id="id21" draw:layer="layout" svg:width="2.54cm" svg:height="3.175cm" svg:x="26.13cm" svg:y="21.267cm">
          <text:p text:style-name="P2">MCU</text:p>
        </draw:rect>
        <draw:connector draw:style-name="gr4" draw:text-style-name="P2" draw:layer="layout" svg:x1="28.67cm" svg:y1="22.854cm" svg:x2="29.305cm" svg:y2="22.854cm" draw:start-shape="id21" draw:start-glue-point="1" draw:end-shape="id22" draw:end-glue-point="3" svg:d="m28670 22854h635">
          <text:p/>
        </draw:connector>
        <draw:frame draw:style-name="gr5" draw:text-style-name="P5" draw:layer="layout" svg:width="7.136cm" svg:height="2.139cm" svg:x="28.789cm" svg:y="30.558cm">
          <draw:text-box>
            <text:p text:style-name="P5"><text:span text:style-name="T3">N</text:span><text:span text:style-name="T1">MRANet Panel </text:span></text:p>
            <text:p text:style-name="P5"><text:span text:style-name="T1">Control </text:span></text:p>
          </draw:text-box>
        </draw:frame>
        <draw:frame draw:style-name="gr10" draw:text-style-name="P2" draw:layer="layout" svg:width="8.356cm" svg:height="5.081cm" svg:x="26.934cm" svg:y="11.107cm">
          <draw:image xlink:href="Pictures/1000000000000258000000EFFFC1A205.png" xlink:type="simple" xlink:show="embed" xlink:actuate="onLoad">
            <text:p/>
          </draw:image>
        </draw:frame>
        <draw:rect draw:style-name="gr3" draw:text-style-name="P2" xml:id="id22" draw:id="id22" draw:layer="layout" svg:width="5.08cm" svg:height="3.175cm" svg:x="29.305cm" svg:y="21.267cm">
          <text:p text:style-name="P2">Switch Detector</text:p>
        </draw:rect>
        <draw:connector draw:style-name="gr4" draw:text-style-name="P2" draw:layer="layout" svg:x1="27.4cm" svg:y1="24.442cm" svg:x2="28.305cm" svg:y2="26.982cm" draw:start-shape="id21" draw:start-glue-point="2" draw:end-shape="id23" draw:end-glue-point="0" svg:d="m27400 24442v1270h905v1270">
          <text:p/>
        </draw:connector>
        <draw:line draw:style-name="gr4" draw:text-style-name="P2" draw:layer="layout" svg:x1="30.845cm" svg:y1="21.267cm" svg:x2="30.845cm" svg:y2="16.187cm">
          <text:p/>
        </draw:line>
        <draw:line draw:style-name="gr4" draw:text-style-name="P2" draw:layer="layout" svg:x1="30.21cm" svg:y1="21.267cm" svg:x2="30.21cm" svg:y2="16.187cm">
          <text:p/>
        </draw:line>
        <draw:line draw:style-name="gr4" draw:text-style-name="P2" draw:layer="layout" svg:x1="31.48cm" svg:y1="21.267cm" svg:x2="31.48cm" svg:y2="16.187cm">
          <text:p/>
        </draw:line>
        <draw:line draw:style-name="gr4" draw:text-style-name="P2" draw:layer="layout" svg:x1="32.115cm" svg:y1="21.267cm" svg:x2="32.115cm" svg:y2="16.187cm">
          <text:p/>
        </draw:line>
        <draw:line draw:style-name="gr4" draw:text-style-name="P2" draw:layer="layout" svg:x1="32.75cm" svg:y1="21.267cm" svg:x2="32.75cm" svg:y2="16.187cm">
          <text:p/>
        </draw:line>
        <draw:line draw:style-name="gr4" draw:text-style-name="P2" draw:layer="layout" svg:x1="33.385cm" svg:y1="21.267cm" svg:x2="33.385cm" svg:y2="16.187cm">
          <text:p/>
        </draw:line>
        <draw:rect draw:style-name="gr1" draw:text-style-name="P1" draw:layer="layout" svg:width="10.66cm" svg:height="13.569cm" svg:x="36.695cm" svg:y="19.128cm">
          <text:p/>
        </draw:rect>
        <draw:rect draw:style-name="gr3" draw:text-style-name="P2" xml:id="id26" draw:id="id26" draw:layer="layout" svg:width="5.08cm" svg:height="2.54cm" svg:x="37.195cm" svg:y="26.982cm">
          <text:p text:style-name="P2">CAN </text:p>
          <text:p text:style-name="P2">Interface</text:p>
        </draw:rect>
        <draw:rect draw:style-name="gr3" draw:text-style-name="P2" xml:id="id24" draw:id="id24" draw:layer="layout" svg:width="2.54cm" svg:height="3.175cm" svg:x="37.56cm" svg:y="21.267cm">
          <text:p text:style-name="P2">MCU</text:p>
        </draw:rect>
        <draw:connector draw:style-name="gr4" draw:text-style-name="P2" draw:layer="layout" svg:x1="40.1cm" svg:y1="22.854cm" svg:x2="40.735cm" svg:y2="22.854cm" draw:start-shape="id24" draw:start-glue-point="1" draw:end-shape="id25" draw:end-glue-point="3" svg:d="m40100 22854h635">
          <text:p/>
        </draw:connector>
        <draw:frame draw:style-name="gr5" draw:text-style-name="P5" draw:layer="layout" svg:width="6.899cm" svg:height="2.139cm" svg:x="40.335cm" svg:y="30.558cm">
          <draw:text-box>
            <text:p text:style-name="P5"><text:span text:style-name="T3">N</text:span><text:span text:style-name="T1">MRANet Swith</text:span></text:p>
            <text:p text:style-name="P5"><text:span text:style-name="T1">Machine Driver</text:span></text:p>
          </draw:text-box>
        </draw:frame>
        <draw:rect draw:style-name="gr3" draw:text-style-name="P2" xml:id="id25" draw:id="id25" draw:layer="layout" svg:width="5.08cm" svg:height="3.175cm" svg:x="40.735cm" svg:y="21.267cm">
          <text:p text:style-name="P2">Switch Detector</text:p>
        </draw:rect>
        <draw:connector draw:style-name="gr4" draw:text-style-name="P2" draw:layer="layout" svg:x1="38.83cm" svg:y1="24.442cm" svg:x2="39.735cm" svg:y2="26.982cm" draw:start-shape="id24" draw:start-glue-point="2" draw:end-shape="id26" draw:end-glue-point="0" svg:d="m38830 24442v1270h905v1270">
          <text:p/>
        </draw:connector>
        <draw:line draw:style-name="gr4" draw:text-style-name="P2" draw:layer="layout" svg:x1="41.64cm" svg:y1="18.092cm" svg:x2="41.64cm" svg:y2="13.012cm">
          <text:p/>
        </draw:line>
        <draw:line draw:style-name="gr4" draw:text-style-name="P2" draw:layer="layout" svg:x1="39.1cm" svg:y1="18.727cm" svg:x2="39.1cm" svg:y2="13.012cm">
          <text:p/>
        </draw:line>
        <draw:line draw:style-name="gr4" draw:text-style-name="P2" draw:layer="layout" svg:x1="44.18cm" svg:y1="21.267cm" svg:x2="44.18cm" svg:y2="13.012cm">
          <text:p/>
        </draw:line>
        <draw:line draw:style-name="gr4" draw:text-style-name="P2" draw:layer="layout" svg:x1="46.72cm" svg:y1="18.092cm" svg:x2="46.72cm" svg:y2="13.012cm">
          <text:p/>
        </draw:line>
        <draw:frame draw:style-name="gr8" draw:text-style-name="P2" draw:layer="layout" svg:width="2.54cm" svg:height="2.887cm" svg:x="37.83cm" svg:y="10.125cm">
          <draw:image xlink:href="Pictures/10000000000001730000022BAF7E7B25.png" xlink:type="simple" xlink:show="embed" xlink:actuate="onLoad">
            <text:p/>
          </draw:image>
        </draw:frame>
        <draw:frame draw:style-name="gr8" draw:text-style-name="P2" draw:layer="layout" svg:width="2.54cm" svg:height="2.887cm" svg:x="40.37cm" svg:y="10.125cm">
          <draw:image xlink:href="Pictures/10000000000001730000022BAF7E7B25.png" xlink:type="simple" xlink:show="embed" xlink:actuate="onLoad">
            <text:p/>
          </draw:image>
        </draw:frame>
        <draw:frame draw:style-name="gr8" draw:text-style-name="P2" draw:layer="layout" svg:width="2.54cm" svg:height="2.887cm" svg:x="42.91cm" svg:y="10.125cm">
          <draw:image xlink:href="Pictures/10000000000001730000022BAF7E7B25.png" xlink:type="simple" xlink:show="embed" xlink:actuate="onLoad">
            <text:p/>
          </draw:image>
        </draw:frame>
        <draw:frame draw:style-name="gr8" draw:text-style-name="P2" draw:layer="layout" svg:width="2.54cm" svg:height="2.887cm" svg:x="45.45cm" svg:y="10.125cm">
          <draw:image xlink:href="Pictures/10000000000001730000022BAF7E7B25.png" xlink:type="simple" xlink:show="embed" xlink:actuate="onLoad">
            <text:p/>
          </draw:image>
        </draw:frame>
        <draw:line draw:style-name="gr4" draw:text-style-name="P2" draw:layer="layout" svg:x1="43.545cm" svg:y1="21.267cm" svg:x2="43.545cm" svg:y2="18.092cm">
          <text:p/>
        </draw:line>
        <draw:line draw:style-name="gr4" draw:text-style-name="P2" draw:layer="layout" svg:x1="43.545cm" svg:y1="18.092cm" svg:x2="41.64cm" svg:y2="18.092cm">
          <text:p/>
        </draw:line>
        <draw:line draw:style-name="gr4" draw:text-style-name="P2" draw:layer="layout" svg:x1="42.91cm" svg:y1="21.267cm" svg:x2="42.91cm" svg:y2="18.727cm">
          <text:p/>
        </draw:line>
        <draw:line draw:style-name="gr4" draw:text-style-name="P2" draw:layer="layout" svg:x1="42.91cm" svg:y1="18.727cm" svg:x2="39.1cm" svg:y2="18.727cm">
          <text:p/>
        </draw:line>
        <draw:line draw:style-name="gr4" draw:text-style-name="P2" draw:layer="layout" svg:x1="44.815cm" svg:y1="21.267cm" svg:x2="44.815cm" svg:y2="18.092cm">
          <text:p/>
        </draw:line>
        <draw:line draw:style-name="gr4" draw:text-style-name="P2" draw:layer="layout" svg:x1="46.72cm" svg:y1="18.092cm" svg:x2="44.815cm" svg:y2="18.092cm">
          <text:p/>
        </draw:line>
        <draw:frame draw:style-name="gr8" draw:text-style-name="P2" draw:layer="layout" svg:width="3.175cm" svg:height="4.445cm" svg:x="68.945cm" svg:y="75.93cm">
          <draw:image xlink:href="Pictures/1000000000000188000001F94A901A3B.png" xlink:type="simple" xlink:show="embed" xlink:actuate="onLoad">
            <text:p/>
          </draw:image>
        </draw:frame>
        <draw:rect draw:style-name="gr3" draw:text-style-name="P2" xml:id="id28" draw:id="id28" draw:layer="layout" svg:width="5.08cm" svg:height="3.175cm" svg:x="86.59cm" svg:y="56.88cm">
          <text:p text:style-name="P2">Driver</text:p>
        </draw:rect>
        <draw:rect draw:style-name="gr3" draw:text-style-name="P2" xml:id="id29" draw:id="id29" draw:layer="layout" svg:width="5.08cm" svg:height="2.54cm" svg:x="84.185cm" svg:y="52.435cm">
          <text:p text:style-name="P2">CAN </text:p>
          <text:p text:style-name="P2">Interface</text:p>
        </draw:rect>
        <draw:rect draw:style-name="gr3" draw:text-style-name="P2" xml:id="id27" draw:id="id27" draw:layer="layout" svg:width="2.54cm" svg:height="3.175cm" svg:x="83.415cm" svg:y="56.88cm">
          <text:p text:style-name="P2">MCU</text:p>
        </draw:rect>
        <draw:connector draw:style-name="gr4" draw:text-style-name="P2" draw:layer="layout" svg:x1="85.955cm" svg:y1="58.467cm" svg:x2="86.59cm" svg:y2="58.467cm" draw:start-shape="id27" draw:start-glue-point="1" draw:end-shape="id28" draw:end-glue-point="3" svg:d="m85955 58467h635">
          <text:p/>
        </draw:connector>
        <draw:connector draw:style-name="gr4" draw:text-style-name="P2" draw:layer="layout" svg:x1="86.725cm" svg:y1="54.975cm" svg:x2="84.685cm" svg:y2="56.88cm" draw:start-shape="id29" draw:start-glue-point="2" draw:end-shape="id27" draw:end-glue-point="0" svg:d="m86725 54975v953h-2040v952">
          <text:p/>
        </draw:connector>
        <draw:frame draw:style-name="gr5" draw:text-style-name="P5" draw:layer="layout" svg:width="4.406cm" svg:height="3.083cm" svg:x="88.669cm" svg:y="60.782cm">
          <draw:text-box>
            <text:p text:style-name="P5"><text:span text:style-name="T3">N</text:span><text:span text:style-name="T1">MRANet</text:span></text:p>
            <text:p text:style-name="P5"><text:span text:style-name="T1">Signal</text:span></text:p>
            <text:p text:style-name="P5"><text:span text:style-name="T1">Driver</text:span></text:p>
          </draw:text-box>
        </draw:frame>
        <draw:line draw:style-name="gr4" draw:text-style-name="P2" draw:layer="layout" svg:x1="72.12cm" svg:y1="78.47cm" svg:x2="88.63cm" svg:y2="78.47cm">
          <text:p/>
        </draw:line>
        <draw:frame draw:style-name="gr8" draw:text-style-name="P2" draw:layer="layout" svg:width="3.175cm" svg:height="4.445cm" svg:x="68.945cm" svg:y="67.675cm">
          <draw:image xlink:href="Pictures/1000000000000188000001F94A901A3B.png" xlink:type="simple" xlink:show="embed" xlink:actuate="onLoad">
            <text:p/>
          </draw:image>
        </draw:frame>
        <draw:line draw:style-name="gr4" draw:text-style-name="P2" draw:layer="layout" svg:x1="87.995cm" svg:y1="69.58cm" svg:x2="87.995cm" svg:y2="60.055cm">
          <text:p/>
        </draw:line>
        <draw:line draw:style-name="gr4" draw:text-style-name="P2" draw:layer="layout" svg:x1="87.995cm" svg:y1="69.58cm" svg:x2="72.12cm" svg:y2="69.58cm">
          <text:p/>
        </draw:line>
        <draw:frame draw:style-name="gr8" draw:text-style-name="P2" draw:layer="layout" svg:width="6.35cm" svg:height="7.62cm" svg:x="52.935cm" svg:y="10.607cm">
          <draw:image xlink:href="Pictures/10000000000001DB00000262DFFF8153.png" xlink:type="simple" xlink:show="embed" xlink:actuate="onLoad">
            <text:p/>
          </draw:image>
        </draw:frame>
        <draw:frame draw:style-name="gr8" draw:text-style-name="P2" draw:layer="layout" svg:width="3.08cm" svg:height="8.89cm" svg:x="66.27cm" svg:y="8.567cm">
          <draw:image xlink:href="Pictures/10000000000000AD0000020D7FB7D478.png" xlink:type="simple" xlink:show="embed" xlink:actuate="onLoad">
            <text:p/>
          </draw:image>
        </draw:frame>
        <draw:frame draw:style-name="gr8" draw:text-style-name="P2" draw:layer="layout" svg:width="4.702cm" svg:height="10.16cm" svg:x="77.443cm" svg:y="7.297cm">
          <draw:image xlink:href="Pictures/1000000000000120000002462BB4CAF2.png" xlink:type="simple" xlink:show="embed" xlink:actuate="onLoad">
            <text:p/>
          </draw:image>
        </draw:frame>
        <draw:rect draw:style-name="gr1" draw:text-style-name="P1" draw:layer="layout" svg:width="10.66cm" svg:height="13.569cm" svg:x="50.395cm" svg:y="19.128cm">
          <text:p/>
        </draw:rect>
        <draw:rect draw:style-name="gr3" draw:text-style-name="P2" xml:id="id32" draw:id="id32" draw:layer="layout" svg:width="5.08cm" svg:height="2.54cm" svg:x="50.895cm" svg:y="26.982cm">
          <text:p text:style-name="P2">CAN </text:p>
          <text:p text:style-name="P2">Interface</text:p>
        </draw:rect>
        <draw:rect draw:style-name="gr3" draw:text-style-name="P2" xml:id="id30" draw:id="id30" draw:layer="layout" svg:width="2.54cm" svg:height="3.175cm" svg:x="51.26cm" svg:y="21.267cm">
          <text:p text:style-name="P2">MCU</text:p>
        </draw:rect>
        <draw:connector draw:style-name="gr4" draw:text-style-name="P2" draw:layer="layout" svg:x1="53.8cm" svg:y1="22.854cm" svg:x2="54.435cm" svg:y2="22.854cm" draw:start-shape="id30" draw:start-glue-point="1" draw:end-shape="id31" draw:end-glue-point="3" svg:d="m53800 22854h635">
          <text:p/>
        </draw:connector>
        <draw:frame draw:style-name="gr11" draw:text-style-name="P6" draw:layer="layout" svg:width="5.715cm" svg:height="2.139cm" svg:x="55.375cm" svg:y="30.58cm">
          <draw:text-box>
            <text:p text:style-name="P6"><text:span text:style-name="T1">XpressNet</text:span></text:p>
            <text:p text:style-name="P6"><text:span text:style-name="T1">Translator</text:span></text:p>
          </draw:text-box>
        </draw:frame>
        <draw:rect draw:style-name="gr3" draw:text-style-name="P2" xml:id="id31" draw:id="id31" draw:layer="layout" svg:width="5.08cm" svg:height="3.175cm" svg:x="54.435cm" svg:y="21.267cm">
          <text:p text:style-name="P2">RS485</text:p>
        </draw:rect>
        <draw:connector draw:style-name="gr4" draw:text-style-name="P2" draw:layer="layout" svg:x1="52.53cm" svg:y1="24.442cm" svg:x2="53.435cm" svg:y2="26.982cm" draw:start-shape="id30" draw:start-glue-point="2" draw:end-shape="id32" draw:end-glue-point="0" svg:d="m52530 24442v1270h905v1270">
          <text:p/>
        </draw:connector>
        <draw:line draw:style-name="gr4" draw:text-style-name="P2" draw:layer="layout" svg:x1="57.245cm" svg:y1="21.267cm" svg:x2="57.245cm" svg:y2="18.092cm">
          <text:p/>
        </draw:line>
        <draw:rect draw:style-name="gr1" draw:text-style-name="P1" draw:layer="layout" svg:width="10.66cm" svg:height="13.569cm" svg:x="61.325cm" svg:y="19.128cm">
          <text:p/>
        </draw:rect>
        <draw:rect draw:style-name="gr3" draw:text-style-name="P2" xml:id="id35" draw:id="id35" draw:layer="layout" svg:width="5.08cm" svg:height="2.54cm" svg:x="61.825cm" svg:y="26.982cm">
          <text:p text:style-name="P2">CAN </text:p>
          <text:p text:style-name="P2">Interface</text:p>
        </draw:rect>
        <draw:rect draw:style-name="gr3" draw:text-style-name="P2" xml:id="id33" draw:id="id33" draw:layer="layout" svg:width="2.54cm" svg:height="3.175cm" svg:x="62.19cm" svg:y="21.267cm">
          <text:p text:style-name="P2">MCU</text:p>
        </draw:rect>
        <draw:connector draw:style-name="gr4" draw:text-style-name="P2" draw:layer="layout" svg:x1="64.73cm" svg:y1="22.854cm" svg:x2="65.365cm" svg:y2="22.854cm" draw:start-shape="id33" draw:start-glue-point="1" draw:end-shape="id34" draw:end-glue-point="3" svg:d="m64730 22854h635">
          <text:p/>
        </draw:connector>
        <draw:frame draw:style-name="gr12" draw:text-style-name="P6" draw:layer="layout" svg:width="5.08cm" svg:height="2.139cm" svg:x="66.84cm" svg:y="30.602cm">
          <draw:text-box>
            <text:p text:style-name="P6"><text:span text:style-name="T1">LocoNet</text:span></text:p>
            <text:p text:style-name="P6"><text:span text:style-name="T1">Translator</text:span></text:p>
          </draw:text-box>
        </draw:frame>
        <draw:rect draw:style-name="gr3" draw:text-style-name="P2" xml:id="id34" draw:id="id34" draw:layer="layout" svg:width="5.08cm" svg:height="3.175cm" svg:x="65.365cm" svg:y="21.267cm">
          <text:p text:style-name="P2">LocoNet</text:p>
        </draw:rect>
        <draw:connector draw:style-name="gr4" draw:text-style-name="P2" draw:layer="layout" svg:x1="63.46cm" svg:y1="24.442cm" svg:x2="64.365cm" svg:y2="26.982cm" draw:start-shape="id33" draw:start-glue-point="2" draw:end-shape="id35" draw:end-glue-point="0" svg:d="m63460 24442v1270h905v1270">
          <text:p/>
        </draw:connector>
        <draw:line draw:style-name="gr4" draw:text-style-name="P2" draw:layer="layout" svg:x1="68.175cm" svg:y1="21.267cm" svg:x2="68.175cm" svg:y2="18.092cm">
          <text:p/>
        </draw:line>
        <draw:rect draw:style-name="gr1" draw:text-style-name="P1" draw:layer="layout" svg:width="10.66cm" svg:height="13.569cm" svg:x="72.755cm" svg:y="19.128cm">
          <text:p/>
        </draw:rect>
        <draw:rect draw:style-name="gr3" draw:text-style-name="P2" xml:id="id38" draw:id="id38" draw:layer="layout" svg:width="5.08cm" svg:height="2.54cm" svg:x="73.255cm" svg:y="26.982cm">
          <text:p text:style-name="P2">CAN </text:p>
          <text:p text:style-name="P2">Interface</text:p>
        </draw:rect>
        <draw:rect draw:style-name="gr3" draw:text-style-name="P2" xml:id="id36" draw:id="id36" draw:layer="layout" svg:width="2.54cm" svg:height="3.175cm" svg:x="73.62cm" svg:y="21.267cm">
          <text:p text:style-name="P2">MCU</text:p>
        </draw:rect>
        <draw:connector draw:style-name="gr4" draw:text-style-name="P2" draw:layer="layout" svg:x1="76.16cm" svg:y1="22.854cm" svg:x2="76.795cm" svg:y2="22.854cm" draw:start-shape="id36" draw:start-glue-point="1" draw:end-shape="id37" draw:end-glue-point="3" svg:d="m76160 22854h635">
          <text:p/>
        </draw:connector>
        <draw:frame draw:style-name="gr13" draw:text-style-name="P6" draw:layer="layout" svg:width="5.715cm" svg:height="2.139cm" svg:x="77.7cm" svg:y="30.58cm">
          <draw:text-box>
            <text:p text:style-name="P6"><text:span text:style-name="T1">Cab bus</text:span></text:p>
            <text:p text:style-name="P6"><text:span text:style-name="T1">Translator</text:span></text:p>
          </draw:text-box>
        </draw:frame>
        <draw:rect draw:style-name="gr3" draw:text-style-name="P2" xml:id="id37" draw:id="id37" draw:layer="layout" svg:width="5.08cm" svg:height="3.175cm" svg:x="76.795cm" svg:y="21.267cm">
          <text:p text:style-name="P2">Cab Bus</text:p>
        </draw:rect>
        <draw:connector draw:style-name="gr4" draw:text-style-name="P2" draw:layer="layout" svg:x1="74.89cm" svg:y1="24.442cm" svg:x2="75.795cm" svg:y2="26.982cm" draw:start-shape="id36" draw:start-glue-point="2" draw:end-shape="id38" draw:end-glue-point="0" svg:d="m74890 24442v1270h905v1270">
          <text:p/>
        </draw:connector>
        <draw:line draw:style-name="gr4" draw:text-style-name="P2" draw:layer="layout" svg:x1="79.605cm" svg:y1="21.267cm" svg:x2="79.605cm" svg:y2="18.092cm">
          <text:p/>
        </draw:line>
        <draw:rect draw:style-name="gr1" draw:text-style-name="P1" draw:layer="layout" svg:width="10.66cm" svg:height="24.13cm" svg:x="84.05cm" svg:y="8.567cm">
          <text:p/>
        </draw:rect>
        <draw:rect draw:style-name="gr3" draw:text-style-name="P2" xml:id="id40" draw:id="id40" draw:layer="layout" svg:width="5.08cm" svg:height="2.54cm" svg:x="84.685cm" svg:y="26.982cm">
          <text:p text:style-name="P2">CAN </text:p>
          <text:p text:style-name="P2">Interface</text:p>
        </draw:rect>
        <draw:rect draw:style-name="gr3" draw:text-style-name="P2" xml:id="id39" draw:id="id39" draw:layer="layout" svg:width="2.54cm" svg:height="3.175cm" svg:x="88.495cm" svg:y="21.267cm">
          <text:p text:style-name="P2">MCU</text:p>
        </draw:rect>
        <draw:frame draw:style-name="gr5" draw:text-style-name="P6" draw:layer="layout" svg:width="4.409cm" svg:height="2.139cm" svg:x="90.2cm" svg:y="30.61cm">
          <draw:text-box>
            <text:p text:style-name="P6"><text:span text:style-name="T1">NMRANet</text:span></text:p>
            <text:p text:style-name="P6"><text:span text:style-name="T1">Throttle</text:span></text:p>
          </draw:text-box>
        </draw:frame>
        <draw:connector draw:style-name="gr4" draw:text-style-name="P2" draw:layer="layout" svg:x1="89.765cm" svg:y1="24.442cm" svg:x2="87.225cm" svg:y2="26.982cm" draw:start-shape="id39" draw:start-glue-point="2" draw:end-shape="id40" draw:end-glue-point="0" svg:d="m89765 24442v1270h-2540v1270">
          <text:p/>
        </draw:connector>
        <draw:line draw:style-name="gr4" draw:text-style-name="P2" draw:layer="layout" svg:x1="89.765cm" svg:y1="21.267cm" svg:x2="89.765cm" svg:y2="18.092cm">
          <text:p/>
        </draw:line>
        <draw:frame draw:style-name="gr8" draw:text-style-name="P2" draw:layer="layout" svg:width="8.524cm" svg:height="9.203cm" svg:x="85.49cm" svg:y="8.889cm">
          <draw:image xlink:href="Pictures/10000000000001530000016E2F34D607.png" xlink:type="simple" xlink:show="embed" xlink:actuate="onLoad">
            <text:p/>
          </draw:image>
        </draw:frame>
        <draw:frame draw:style-name="gr8" draw:text-style-name="P2" draw:layer="layout" svg:width="5.715cm" svg:height="6.883cm" svg:x="99.425cm" svg:y="7.785cm">
          <draw:image xlink:href="Pictures/1000000000000165000001903965E9F3.png" xlink:type="simple" xlink:show="embed" xlink:actuate="onLoad">
            <text:p/>
          </draw:image>
        </draw:frame>
        <draw:rect draw:style-name="gr1" draw:text-style-name="P1" draw:layer="layout" svg:width="10.66cm" svg:height="15.24cm" svg:x="96.385cm" svg:y="17.41cm">
          <text:p/>
        </draw:rect>
        <draw:rect draw:style-name="gr3" draw:text-style-name="P2" xml:id="id42" draw:id="id42" draw:layer="layout" svg:width="5.08cm" svg:height="2.54cm" svg:x="97.02cm" svg:y="26.835cm">
          <text:p text:style-name="P2">CAN </text:p>
          <text:p text:style-name="P2">Interface</text:p>
        </draw:rect>
        <draw:rect draw:style-name="gr3" draw:text-style-name="P2" xml:id="id41" draw:id="id41" draw:layer="layout" svg:width="2.54cm" svg:height="3.175cm" svg:x="98.29cm" svg:y="22.39cm">
          <text:p text:style-name="P2">MCU</text:p>
        </draw:rect>
        <draw:frame draw:style-name="gr5" draw:text-style-name="P6" draw:layer="layout" svg:width="4.503cm" svg:height="3.083cm" svg:x="102.5cm" svg:y="29.567cm">
          <draw:text-box>
            <text:p text:style-name="P6"><text:span text:style-name="T1">NMRANet</text:span></text:p>
            <text:p text:style-name="P6"><text:span text:style-name="T1">Computer</text:span></text:p>
            <text:p text:style-name="P6"><text:span text:style-name="T1">Interface</text:span></text:p>
          </draw:text-box>
        </draw:frame>
        <draw:connector draw:style-name="gr4" draw:text-style-name="P2" draw:layer="layout" svg:x1="99.56cm" svg:y1="25.565cm" svg:x2="99.56cm" svg:y2="26.835cm" draw:start-shape="id41" draw:start-glue-point="2" draw:end-shape="id42" draw:end-glue-point="0" svg:d="m99560 25565v1270">
          <text:p/>
        </draw:connector>
        <draw:rect draw:style-name="gr3" draw:text-style-name="P2" xml:id="id43" draw:id="id43" draw:layer="layout" svg:width="3.81cm" svg:height="2.54cm" svg:x="97.02cm" svg:y="17.945cm">
          <text:p text:style-name="P2">RS232 </text:p>
          <text:p text:style-name="P2">Interface</text:p>
        </draw:rect>
        <draw:rect draw:style-name="gr3" draw:text-style-name="P2" xml:id="id44" draw:id="id44" draw:layer="layout" svg:width="3.81cm" svg:height="2.54cm" svg:x="102.1cm" svg:y="17.945cm">
          <text:p text:style-name="P2">USB </text:p>
          <text:p text:style-name="P2">Interface</text:p>
        </draw:rect>
        <draw:connector draw:style-name="gr4" draw:text-style-name="P2" draw:layer="layout" svg:x1="99.56cm" svg:y1="22.39cm" svg:x2="98.925cm" svg:y2="20.485cm" draw:start-shape="id41" draw:start-glue-point="0" draw:end-shape="id43" draw:end-glue-point="2" svg:d="m99560 22390v-952h-635v-953">
          <text:p/>
        </draw:connector>
        <draw:connector draw:style-name="gr4" draw:text-style-name="P2" draw:layer="layout" svg:x1="99.56cm" svg:y1="22.39cm" svg:x2="104.005cm" svg:y2="20.485cm" draw:start-shape="id41" draw:start-glue-point="0" draw:end-shape="id44" draw:end-glue-point="2" svg:d="m99560 22390v-952h4445v-953">
          <text:p/>
        </draw:connector>
        <draw:line draw:style-name="gr4" draw:text-style-name="P2" draw:layer="layout" svg:x1="103.235cm" svg:y1="17.41cm" svg:x2="103.235cm" svg:y2="14.57cm">
          <text:p/>
        </draw:line>
        <draw:rect draw:style-name="gr1" draw:text-style-name="P1" draw:layer="layout" svg:width="14.47cm" svg:height="23.529cm" svg:x="94.48cm" svg:y="51.766cm">
          <text:p/>
        </draw:rect>
        <draw:rect draw:style-name="gr3" draw:text-style-name="P2" xml:id="id45" draw:id="id45" draw:layer="layout" svg:width="5.08cm" svg:height="2.54cm" svg:x="96.25cm" svg:y="52.401cm">
          <text:p text:style-name="P2">CAN </text:p>
          <text:p text:style-name="P2">Interface</text:p>
        </draw:rect>
        <draw:rect draw:style-name="gr3" draw:text-style-name="P2" xml:id="id46" draw:id="id46" draw:layer="layout" svg:width="2.54cm" svg:height="3.175cm" svg:x="95.48cm" svg:y="56.846cm">
          <text:p text:style-name="P2">MCU</text:p>
        </draw:rect>
        <draw:connector draw:style-name="gr4" draw:text-style-name="P2" draw:layer="layout" svg:x1="98.79cm" svg:y1="54.941cm" svg:x2="96.75cm" svg:y2="56.846cm" draw:start-shape="id45" draw:start-glue-point="2" draw:end-shape="id46" draw:end-glue-point="0" svg:d="m98790 54941v953h-2040v952">
          <text:p/>
        </draw:connector>
        <draw:frame draw:style-name="gr5" draw:text-style-name="P5" draw:layer="layout" svg:width="10.146cm" svg:height="2.139cm" svg:x="98.155cm" svg:y="73.156cm">
          <draw:text-box>
            <text:p text:style-name="P5"><text:span text:style-name="T3">N</text:span><text:span text:style-name="T1">MRANet Programming</text:span></text:p>
            <text:p text:style-name="P5"><text:span text:style-name="T1">Track DCC Driver</text:span></text:p>
          </draw:text-box>
        </draw:frame>
        <draw:rect draw:style-name="gr2" draw:text-style-name="P1" draw:layer="layout" svg:width="12.7cm" svg:height="8.255cm" svg:x="94.98cm" svg:y="63.865cm">
          <text:p/>
        </draw:rect>
        <draw:rect draw:style-name="gr3" draw:text-style-name="P2" xml:id="id48" draw:id="id48" draw:layer="layout" svg:width="4.445cm" svg:height="2.54cm" svg:x="96.25cm" svg:y="64.5cm">
          <text:p text:style-name="P2">DCC Drive, </text:p>
          <text:p text:style-name="P2">Cutout,</text:p>
          <text:p text:style-name="P2">Circuit Breaker</text:p>
        </draw:rect>
        <draw:rect draw:style-name="gr3" draw:text-style-name="P2" xml:id="id47" draw:id="id47" draw:layer="layout" svg:width="3.81cm" svg:height="2.54cm" svg:x="103.235cm" svg:y="64.5cm">
          <text:p text:style-name="P2">Current</text:p>
          <text:p text:style-name="P2">Sense</text:p>
        </draw:rect>
        <draw:connector draw:style-name="gr4" draw:text-style-name="P2" draw:layer="layout" svg:x1="103.235cm" svg:y1="65.77cm" svg:x2="100.695cm" svg:y2="65.77cm" draw:start-shape="id47" draw:start-glue-point="3" draw:end-shape="id48" draw:end-glue-point="1" svg:d="m103235 65770h-2540">
          <text:p/>
        </draw:connector>
        <draw:rect draw:style-name="gr3" draw:text-style-name="P2" xml:id="id49" draw:id="id49" draw:layer="layout" svg:width="3.81cm" svg:height="3.175cm" svg:x="103.235cm" svg:y="67.675cm">
          <text:p text:style-name="P2">Voltage</text:p>
          <text:p text:style-name="P2">Sense</text:p>
        </draw:rect>
        <draw:connector draw:style-name="gr4" draw:text-style-name="P2" draw:layer="layout" draw:line-skew="0.635cm" svg:x1="103.235cm" svg:y1="69.262cm" svg:x2="100.695cm" svg:y2="65.77cm" draw:start-shape="id49" draw:start-glue-point="3" draw:end-shape="id48" svg:d="m103235 69262h-635v-3492h-1905">
          <text:p/>
        </draw:connector>
        <draw:rect draw:style-name="gr3" draw:text-style-name="P2" draw:layer="layout" svg:width="3.81cm" svg:height="2.54cm" svg:x="95.615cm" svg:y="68.31cm">
          <text:p text:style-name="P2">ADC</text:p>
        </draw:rect>
        <draw:line draw:style-name="gr6" draw:text-style-name="P2" draw:layer="layout" svg:x1="103.235cm" svg:y1="70.215cm" svg:x2="99.425cm" svg:y2="70.215cm">
          <text:p/>
        </draw:line>
        <draw:line draw:style-name="gr6" draw:text-style-name="P2" draw:layer="layout" svg:x1="101.33cm" svg:y1="68.945cm" svg:x2="99.425cm" svg:y2="68.945cm">
          <text:p/>
        </draw:line>
        <draw:line draw:style-name="gr4" draw:text-style-name="P2" draw:layer="layout" svg:x1="103.235cm" svg:y1="66.405cm" svg:x2="101.33cm" svg:y2="66.405cm">
          <text:p/>
        </draw:line>
        <draw:line draw:style-name="gr4" draw:text-style-name="P2" draw:layer="layout" svg:x1="101.33cm" svg:y1="66.405cm" svg:x2="101.33cm" svg:y2="68.945cm">
          <text:p/>
        </draw:line>
        <draw:circle draw:style-name="gr7" draw:text-style-name="P2" draw:layer="layout" svg:width="0.33cm" svg:height="0.33cm" svg:x="102.4cm" svg:y="65.67cm">
          <text:p/>
        </draw:circle>
        <draw:frame draw:style-name="gr8" draw:text-style-name="P2" draw:layer="layout" svg:width="3.363cm" svg:height="7.62cm" svg:x="110.667cm" svg:y="62.595cm">
          <draw:image xlink:href="Pictures/100000000000003A000000F748621B83.png" xlink:type="simple" xlink:show="embed" xlink:actuate="onLoad">
            <text:p/>
          </draw:image>
        </draw:frame>
        <draw:line draw:style-name="gr4" draw:text-style-name="P2" draw:layer="layout" svg:x1="107.045cm" svg:y1="65.77cm" svg:x2="112.125cm" svg:y2="65.77cm">
          <text:p/>
        </draw:line>
        <draw:line draw:style-name="gr4" draw:text-style-name="P2" draw:layer="layout" svg:x1="97.52cm" svg:y1="60.055cm" svg:x2="97.52cm" svg:y2="64.5cm">
          <text:p/>
        </draw:line>
        <draw:line draw:style-name="gr6" draw:text-style-name="P2" draw:layer="layout" svg:x1="95.95cm" svg:y1="68.31cm" svg:x2="95.95cm" svg:y2="60.055cm">
          <text:p/>
        </draw:line>
        <draw:rect draw:style-name="gr1" draw:text-style-name="P1" draw:layer="layout" svg:width="14.47cm" svg:height="23.529cm" svg:x="114.8cm" svg:y="51.8cm">
          <text:p/>
        </draw:rect>
        <draw:rect draw:style-name="gr3" draw:text-style-name="P2" xml:id="id50" draw:id="id50" draw:layer="layout" svg:width="5.08cm" svg:height="2.54cm" svg:x="116.57cm" svg:y="52.435cm">
          <text:p text:style-name="P2">CAN </text:p>
          <text:p text:style-name="P2">Interface</text:p>
        </draw:rect>
        <draw:rect draw:style-name="gr3" draw:text-style-name="P2" xml:id="id51" draw:id="id51" draw:layer="layout" svg:width="2.54cm" svg:height="3.175cm" svg:x="115.8cm" svg:y="56.88cm">
          <text:p text:style-name="P2">MCU</text:p>
        </draw:rect>
        <draw:connector draw:style-name="gr4" draw:text-style-name="P2" draw:layer="layout" svg:x1="119.11cm" svg:y1="54.975cm" svg:x2="117.07cm" svg:y2="56.88cm" draw:start-shape="id50" draw:start-glue-point="2" draw:end-shape="id51" draw:end-glue-point="0" svg:d="m119110 54975v953h-2040v952">
          <text:p/>
        </draw:connector>
        <draw:frame draw:style-name="gr5" draw:text-style-name="P5" draw:layer="layout" svg:width="8.893cm" svg:height="2.139cm" svg:x="119.742cm" svg:y="73.156cm">
          <draw:text-box>
            <text:p text:style-name="P5"><text:span text:style-name="T3">N</text:span><text:span text:style-name="T1">MRANet Accessory</text:span></text:p>
            <text:p text:style-name="P5"><text:span text:style-name="T1">DCC Driver</text:span></text:p>
          </draw:text-box>
        </draw:frame>
        <draw:rect draw:style-name="gr2" draw:text-style-name="P1" draw:layer="layout" svg:width="12.7cm" svg:height="8.255cm" svg:x="115.3cm" svg:y="63.899cm">
          <text:p/>
        </draw:rect>
        <draw:rect draw:style-name="gr3" draw:text-style-name="P2" xml:id="id53" draw:id="id53" draw:layer="layout" svg:width="4.445cm" svg:height="2.54cm" svg:x="116.57cm" svg:y="64.534cm">
          <text:p text:style-name="P2">DCC Drive, </text:p>
          <text:p text:style-name="P2">Cutout,</text:p>
          <text:p text:style-name="P2">Circuit Breaker</text:p>
        </draw:rect>
        <draw:rect draw:style-name="gr3" draw:text-style-name="P2" xml:id="id52" draw:id="id52" draw:layer="layout" svg:width="3.81cm" svg:height="2.54cm" svg:x="123.555cm" svg:y="64.534cm">
          <text:p text:style-name="P2">Current</text:p>
          <text:p text:style-name="P2">Sense</text:p>
        </draw:rect>
        <draw:connector draw:style-name="gr4" draw:text-style-name="P2" draw:layer="layout" svg:x1="123.555cm" svg:y1="65.804cm" svg:x2="121.015cm" svg:y2="65.804cm" draw:start-shape="id52" draw:start-glue-point="3" draw:end-shape="id53" draw:end-glue-point="1" svg:d="m123555 65804h-2540">
          <text:p/>
        </draw:connector>
        <draw:rect draw:style-name="gr3" draw:text-style-name="P2" xml:id="id54" draw:id="id54" draw:layer="layout" svg:width="3.81cm" svg:height="3.175cm" svg:x="123.555cm" svg:y="67.709cm">
          <text:p text:style-name="P2">Voltage</text:p>
          <text:p text:style-name="P2">Sense</text:p>
        </draw:rect>
        <draw:connector draw:style-name="gr4" draw:text-style-name="P2" draw:layer="layout" svg:x1="123.555cm" svg:y1="69.296cm" svg:x2="121.015cm" svg:y2="65.804cm" draw:start-shape="id54" draw:start-glue-point="3" draw:end-shape="id53" svg:d="m123555 69296h-635v-3492h-1905">
          <text:p/>
        </draw:connector>
        <draw:rect draw:style-name="gr3" draw:text-style-name="P2" draw:layer="layout" svg:width="3.81cm" svg:height="2.54cm" svg:x="115.935cm" svg:y="68.344cm">
          <text:p text:style-name="P2">ADC</text:p>
        </draw:rect>
        <draw:line draw:style-name="gr6" draw:text-style-name="P2" draw:layer="layout" svg:x1="123.555cm" svg:y1="70.249cm" svg:x2="119.745cm" svg:y2="70.249cm">
          <text:p/>
        </draw:line>
        <draw:line draw:style-name="gr6" draw:text-style-name="P2" draw:layer="layout" svg:x1="121.65cm" svg:y1="68.979cm" svg:x2="119.745cm" svg:y2="68.979cm">
          <text:p/>
        </draw:line>
        <draw:line draw:style-name="gr4" draw:text-style-name="P2" draw:layer="layout" svg:x1="123.555cm" svg:y1="66.439cm" svg:x2="121.65cm" svg:y2="66.439cm">
          <text:p/>
        </draw:line>
        <draw:line draw:style-name="gr4" draw:text-style-name="P2" draw:layer="layout" svg:x1="121.65cm" svg:y1="66.439cm" svg:x2="121.65cm" svg:y2="68.979cm">
          <text:p/>
        </draw:line>
        <draw:circle draw:style-name="gr7" draw:text-style-name="P2" draw:layer="layout" svg:width="0.33cm" svg:height="0.33cm" svg:x="122.72cm" svg:y="65.704cm">
          <text:p/>
        </draw:circle>
        <draw:line draw:style-name="gr4" draw:text-style-name="P2" draw:layer="layout" svg:x1="127.365cm" svg:y1="65.804cm" svg:x2="131.81cm" svg:y2="65.77cm">
          <text:p/>
        </draw:line>
        <draw:line draw:style-name="gr4" draw:text-style-name="P2" draw:layer="layout" svg:x1="117.84cm" svg:y1="60.089cm" svg:x2="117.84cm" svg:y2="64.534cm">
          <text:p/>
        </draw:line>
        <draw:line draw:style-name="gr6" draw:text-style-name="P2" draw:layer="layout" svg:x1="116.27cm" svg:y1="68.344cm" svg:x2="116.27cm" svg:y2="60.089cm">
          <text:p/>
        </draw:line>
        <draw:frame draw:style-name="gr8" draw:text-style-name="P2" draw:layer="layout" svg:width="5.711cm" svg:height="5.323cm" svg:x="133.08cm" svg:y="60.447cm">
          <draw:image xlink:href="Pictures/10000000000002730000022CBB9A2C5F.png" xlink:type="simple" xlink:show="embed" xlink:actuate="onLoad">
            <text:p/>
          </draw:image>
        </draw:frame>
        <draw:frame draw:style-name="gr8" draw:text-style-name="P2" draw:layer="layout" svg:width="9.386cm" svg:height="6.985cm" svg:x="131.949cm" svg:y="66.405cm">
          <draw:image xlink:href="Pictures/1000000000000226000001634326C3DC.png" xlink:type="simple" xlink:show="embed" xlink:actuate="onLoad">
            <text:p/>
          </draw:image>
        </draw:frame>
        <draw:line draw:style-name="gr4" draw:text-style-name="P2" draw:layer="layout" svg:x1="131.81cm" svg:y1="67.675cm" svg:x2="134.985cm" svg:y2="67.675cm">
          <text:p/>
        </draw:line>
        <draw:line draw:style-name="gr4" draw:text-style-name="P2" draw:layer="layout" svg:x1="131.81cm" svg:y1="63.865cm" svg:x2="135.62cm" svg:y2="63.831cm">
          <text:p/>
        </draw:line>
        <draw:line draw:style-name="gr4" draw:text-style-name="P2" draw:layer="layout" svg:x1="131.81cm" svg:y1="67.675cm" svg:x2="131.81cm" svg:y2="63.865cm">
          <text:p/>
        </draw:line>
        <draw:frame draw:style-name="gr8" draw:text-style-name="P2" draw:layer="layout" svg:width="5.569cm" svg:height="5.727cm" svg:x="110.855cm" svg:y="8.543cm">
          <draw:image xlink:href="Pictures/10000000000001DA000001C7DDA2F484.png" xlink:type="simple" xlink:show="embed" xlink:actuate="onLoad">
            <text:p/>
          </draw:image>
        </draw:frame>
        <draw:rect draw:style-name="gr3" draw:text-style-name="P2" xml:id="id56" draw:id="id56" draw:layer="layout" svg:width="5.08cm" svg:height="2.54cm" svg:x="110.855cm" svg:y="26.97cm">
          <text:p text:style-name="P2">CAN </text:p>
          <text:p text:style-name="P2">Interface</text:p>
        </draw:rect>
        <draw:rect draw:style-name="gr3" draw:text-style-name="P2" xml:id="id55" draw:id="id55" draw:layer="layout" svg:width="2.54cm" svg:height="3.175cm" svg:x="112.125cm" svg:y="22.525cm">
          <text:p text:style-name="P2">MCU</text:p>
        </draw:rect>
        <draw:frame draw:style-name="gr5" draw:text-style-name="P6" draw:layer="layout" svg:width="6.154cm" svg:height="3.083cm" svg:x="113.46cm" svg:y="29.675cm">
          <draw:text-box>
            <text:p text:style-name="P6"><text:span text:style-name="T1">NMRANet</text:span></text:p>
            <text:p text:style-name="P6"><text:span text:style-name="T1">Graphical</text:span></text:p>
            <text:p text:style-name="P6"><text:span text:style-name="T1">User Interface</text:span></text:p>
          </draw:text-box>
        </draw:frame>
        <draw:connector draw:style-name="gr4" draw:text-style-name="P2" draw:layer="layout" svg:x1="113.395cm" svg:y1="25.7cm" svg:x2="113.395cm" svg:y2="26.97cm" draw:start-shape="id55" draw:start-glue-point="2" draw:end-shape="id56" draw:end-glue-point="0" svg:d="m113395 25700v1270">
          <text:p/>
        </draw:connector>
        <draw:line draw:style-name="gr4" draw:text-style-name="P2" draw:layer="layout" svg:x1="113.395cm" svg:y1="22.525cm" svg:x2="113.395cm" svg:y2="14.27cm">
          <text:p/>
        </draw:line>
        <draw:frame draw:style-name="gr8" draw:text-style-name="P2" draw:layer="layout" svg:width="3.702cm" svg:height="5.727cm" svg:x="122.393cm" svg:y="4.733cm">
          <draw:image xlink:href="Pictures/10000000000001440000022CAF594086.png" xlink:type="simple" xlink:show="embed" xlink:actuate="onLoad">
            <text:p/>
          </draw:image>
        </draw:frame>
        <draw:frame draw:style-name="gr8" draw:text-style-name="P2" draw:layer="layout" svg:width="12.749cm" svg:height="6.846cm" svg:x="122.236cm" svg:y="10.599cm">
          <draw:image xlink:href="Pictures/10000000000002600000015C4A9077E9.png" xlink:type="simple" xlink:show="embed" xlink:actuate="onLoad">
            <text:p/>
          </draw:image>
        </draw:frame>
        <draw:rect draw:style-name="gr1" draw:text-style-name="P1" draw:layer="layout" svg:width="10.66cm" svg:height="15.24cm" svg:x="120.515cm" svg:y="17.445cm">
          <text:p/>
        </draw:rect>
        <draw:rect draw:style-name="gr3" draw:text-style-name="P2" xml:id="id58" draw:id="id58" draw:layer="layout" svg:width="5.38cm" svg:height="2.54cm" svg:x="123.155cm" svg:y="26.97cm">
          <text:p text:style-name="P2">CAN </text:p>
          <text:p text:style-name="P2">Interface</text:p>
        </draw:rect>
        <draw:rect draw:style-name="gr3" draw:text-style-name="P2" xml:id="id57" draw:id="id57" draw:layer="layout" svg:width="3.175cm" svg:height="3.175cm" svg:x="124.29cm" svg:y="22.525cm">
          <text:p text:style-name="P2">MCU</text:p>
        </draw:rect>
        <draw:frame draw:style-name="gr5" draw:text-style-name="P6" draw:layer="layout" svg:width="4.409cm" svg:height="3.083cm" svg:x="126.801cm" svg:y="29.567cm">
          <draw:text-box>
            <text:p text:style-name="P6"><text:span text:style-name="T1">NMRANet</text:span></text:p>
            <text:p text:style-name="P6"><text:span text:style-name="T1">Network</text:span></text:p>
            <text:p text:style-name="P6"><text:span text:style-name="T1">Interface</text:span></text:p>
          </draw:text-box>
        </draw:frame>
        <draw:connector draw:style-name="gr4" draw:text-style-name="P2" draw:layer="layout" svg:x1="125.877cm" svg:y1="25.7cm" svg:x2="125.845cm" svg:y2="26.97cm" draw:start-shape="id57" draw:start-glue-point="2" draw:end-shape="id58" draw:end-glue-point="0" svg:d="m125877 25700v635h-32v635">
          <text:p/>
        </draw:connector>
        <draw:rect draw:style-name="gr3" draw:text-style-name="P2" xml:id="id59" draw:id="id59" draw:layer="layout" svg:width="7.085cm" svg:height="2.54cm" svg:x="122.285cm" svg:y="18.08cm">
          <text:p text:style-name="P2">Ethernet Interface</text:p>
        </draw:rect>
        <draw:connector draw:style-name="gr4" draw:text-style-name="P2" draw:layer="layout" svg:x1="125.877cm" svg:y1="22.525cm" svg:x2="125.827cm" svg:y2="20.62cm" draw:start-shape="id57" draw:start-glue-point="0" draw:end-shape="id59" draw:end-glue-point="2" svg:d="m125877 22525v-952h-50v-953">
          <text:p/>
        </draw:connector>
        <draw:line draw:style-name="gr4" draw:text-style-name="P2" draw:layer="layout" svg:x1="127.365cm" svg:y1="17.445cm" svg:x2="127.365cm" svg:y2="15.54cm">
          <text:p/>
        </draw:line>
        <draw:frame draw:style-name="gr8" draw:text-style-name="P2" draw:layer="layout" svg:width="5.544cm" svg:height="7.62cm" svg:x="129.27cm" svg:y="1.67cm">
          <draw:image xlink:href="Pictures/10000000000001D900000257A619ABB0.png" xlink:type="simple" xlink:show="embed" xlink:actuate="onLoad">
            <text:p/>
          </draw:image>
        </draw:frame>
        <draw:line draw:style-name="gr4" draw:text-style-name="P2" draw:layer="layout" svg:x1="41.005cm" svg:y1="51.166cm" svg:x2="41.005cm" svg:y2="37.831cm">
          <text:p/>
        </draw:line>
        <draw:circle draw:style-name="gr7" draw:text-style-name="P2" draw:layer="layout" svg:width="0.33cm" svg:height="0.33cm" svg:x="28.01cm" svg:y="37.73cm">
          <text:p/>
        </draw:circle>
        <draw:line draw:style-name="gr4" draw:text-style-name="P2" draw:layer="layout" svg:x1="28.305cm" svg:y1="29.575cm" svg:x2="28.145cm" svg:y2="37.83cm">
          <text:p/>
        </draw:line>
        <draw:line draw:style-name="gr4" draw:text-style-name="P2" draw:layer="layout" svg:x1="98.99cm" svg:y1="52.435cm" svg:x2="98.99cm" svg:y2="37.83cm">
          <text:p/>
        </draw:line>
        <draw:line draw:style-name="gr4" draw:text-style-name="P2" draw:layer="layout" svg:x1="119.11cm" svg:y1="52.435cm" svg:x2="119.11cm" svg:y2="37.83cm">
          <text:p/>
        </draw:line>
        <draw:circle draw:style-name="gr7" draw:text-style-name="P2" draw:layer="layout" svg:width="0.33cm" svg:height="0.33cm" svg:x="118.88cm" svg:y="37.63cm">
          <text:p/>
        </draw:circle>
        <draw:line draw:style-name="gr4" draw:text-style-name="P2" draw:layer="layout" svg:x1="86.925cm" svg:y1="52.435cm" svg:x2="86.925cm" svg:y2="37.83cm">
          <text:p/>
        </draw:line>
        <draw:circle draw:style-name="gr7" draw:text-style-name="P2" draw:layer="layout" svg:width="0.33cm" svg:height="0.33cm" svg:x="86.725cm" svg:y="37.73cm">
          <text:p/>
        </draw:circle>
        <draw:circle draw:style-name="gr7" draw:text-style-name="P2" draw:layer="layout" svg:width="0.33cm" svg:height="0.33cm" svg:x="39.405cm" svg:y="37.6cm">
          <text:p/>
        </draw:circle>
        <draw:line draw:style-name="gr4" draw:text-style-name="P2" draw:layer="layout" svg:x1="39.7cm" svg:y1="29.445cm" svg:x2="39.54cm" svg:y2="37.7cm">
          <text:p/>
        </draw:line>
        <draw:circle draw:style-name="gr7" draw:text-style-name="P2" draw:layer="layout" svg:width="0.33cm" svg:height="0.33cm" svg:x="53.07cm" svg:y="37.73cm">
          <text:p/>
        </draw:circle>
        <draw:line draw:style-name="gr4" draw:text-style-name="P2" draw:layer="layout" svg:x1="53.365cm" svg:y1="29.575cm" svg:x2="53.205cm" svg:y2="37.83cm">
          <text:p/>
        </draw:line>
        <draw:circle draw:style-name="gr7" draw:text-style-name="P2" draw:layer="layout" svg:width="0.33cm" svg:height="0.33cm" svg:x="64.17cm" svg:y="37.73cm">
          <text:p/>
        </draw:circle>
        <draw:line draw:style-name="gr4" draw:text-style-name="P2" draw:layer="layout" svg:x1="64.465cm" svg:y1="29.575cm" svg:x2="64.305cm" svg:y2="37.83cm">
          <text:p/>
        </draw:line>
        <draw:circle draw:style-name="gr7" draw:text-style-name="P2" draw:layer="layout" svg:width="0.33cm" svg:height="0.33cm" svg:x="75.6cm" svg:y="37.73cm">
          <text:p/>
        </draw:circle>
        <draw:line draw:style-name="gr4" draw:text-style-name="P2" draw:layer="layout" svg:x1="75.895cm" svg:y1="29.575cm" svg:x2="75.735cm" svg:y2="37.83cm">
          <text:p/>
        </draw:line>
        <draw:circle draw:style-name="gr7" draw:text-style-name="P2" draw:layer="layout" svg:width="0.33cm" svg:height="0.33cm" svg:x="87.36cm" svg:y="37.73cm">
          <text:p/>
        </draw:circle>
        <draw:line draw:style-name="gr4" draw:text-style-name="P2" draw:layer="layout" svg:x1="87.655cm" svg:y1="29.575cm" svg:x2="87.495cm" svg:y2="37.83cm">
          <text:p/>
        </draw:line>
        <draw:circle draw:style-name="gr7" draw:text-style-name="P2" draw:layer="layout" svg:width="0.33cm" svg:height="0.33cm" svg:x="99.425cm" svg:y="37.6cm">
          <text:p/>
        </draw:circle>
        <draw:line draw:style-name="gr4" draw:text-style-name="P2" draw:layer="layout" svg:x1="99.72cm" svg:y1="29.445cm" svg:x2="99.56cm" svg:y2="37.7cm">
          <text:p/>
        </draw:line>
        <draw:circle draw:style-name="gr7" draw:text-style-name="P2" draw:layer="layout" svg:width="0.33cm" svg:height="0.33cm" svg:x="113.065cm" svg:y="37.73cm">
          <text:p/>
        </draw:circle>
        <draw:line draw:style-name="gr4" draw:text-style-name="P2" draw:layer="layout" svg:x1="113.36cm" svg:y1="29.575cm" svg:x2="113.2cm" svg:y2="37.83cm">
          <text:p/>
        </draw:line>
        <draw:circle draw:style-name="gr7" draw:text-style-name="P2" draw:layer="layout" svg:width="0.33cm" svg:height="0.33cm" svg:x="125.46cm" svg:y="37.73cm">
          <text:p/>
        </draw:circle>
        <draw:line draw:style-name="gr4" draw:text-style-name="P2" draw:layer="layout" svg:x1="125.755cm" svg:y1="29.575cm" svg:x2="125.595cm" svg:y2="37.83cm">
          <text:p/>
        </draw:line>
        <draw:circle draw:style-name="gr7" draw:text-style-name="P2" draw:layer="layout" svg:width="0.33cm" svg:height="0.33cm" svg:x="98.825cm" svg:y="37.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422cm" fo:page-width="152.4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07T14:03:43</meta:creation-date>
    <dc:date>2012-01-07T16:02:40</dc:date>
    <dc:creator>Jim Kueneman</dc:creator>
    <meta:editing-duration>PT1H58M58S</meta:editing-duration>
    <meta:editing-cycles>13</meta:editing-cycles>
    <meta:generator>OpenOffice.org/3.3$Unix OpenOffice.org_project/330m20$Build-9567</meta:generator>
    <meta:printed-by>Jim Kueneman</meta:printed-by>
    <meta:print-date>2012-01-07T15:54:25</meta:print-date>
    <meta:document-statistic meta:object-count="288"/>
  </office:meta>
</office:document-meta>
</file>